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6000000DB2EE2435CAA7BB4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re" style:family="table">
      <style:table-properties style:width="18.002cm" style:rel-width="100%" table:align="left"/>
    </style:style>
    <style:style style:name="Registre.A" style:family="table-column">
      <style:table-column-properties style:column-width="3.6cm" style:rel-column-width="2041*"/>
    </style:style>
    <style:style style:name="Registre.B" style:family="table-column">
      <style:table-column-properties style:column-width="5.401cm" style:rel-column-width="3062*"/>
    </style:style>
    <style:style style:name="Registr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e.D1" style:family="table-cell">
      <style:table-cell-properties fo:background-color="transparent" fo:padding="0.097cm" fo:border="0.05pt solid #000000">
        <style:background-image/>
      </style:table-cell-properties>
    </style:style>
    <style:style style:name="Registr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Registre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egistre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Registre.6" style:family="table-row">
      <style:table-row-properties style:min-row-height="1.33cm"/>
    </style:style>
    <style:style style:name="Taula1" style:family="table">
      <style:table-properties style:width="18.002cm" style:rel-width="100%" table:align="left" style:may-break-between-rows="false"/>
    </style:style>
    <style:style style:name="Taula1.A" style:family="table-column">
      <style:table-column-properties style:column-width="2.699cm" style:rel-column-width="1530*"/>
    </style:style>
    <style:style style:name="Taula1.B" style:family="table-column">
      <style:table-column-properties style:column-width="2.701cm" style:rel-column-width="1531*"/>
    </style:style>
    <style:style style:name="Taula1.C" style:family="table-column">
      <style:table-column-properties style:column-width="8.994cm" style:rel-column-width="5099*"/>
    </style:style>
    <style:style style:name="Taula1.D" style:family="table-column">
      <style:table-column-properties style:column-width="3.609cm" style:rel-column-width="2046*"/>
    </style:style>
    <style:style style:name="Taula1.1" style:family="table-row">
      <style:table-row-properties fo:keep-together="always"/>
    </style:style>
    <style:style style:name="Taula1.A1" style:family="table-cell">
      <style:table-cell-properties fo:background-color="#dddddd" fo:padding="0.097cm" fo:border="0.05pt solid #000000">
        <style:background-image/>
      </style:table-cell-properties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1.D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" style:family="table">
      <style:table-properties style:width="18.002cm" style:rel-width="100%" table:align="left" style:may-break-between-rows="false"/>
    </style:style>
    <style:style style:name="Taula3.A" style:family="table-column">
      <style:table-column-properties style:column-width="2.699cm" style:rel-column-width="1530*"/>
    </style:style>
    <style:style style:name="Taula3.C" style:family="table-column">
      <style:table-column-properties style:column-width="4.498cm" style:rel-column-width="2550*"/>
    </style:style>
    <style:style style:name="Taula3.E" style:family="table-column">
      <style:table-column-properties style:column-width="3.609cm" style:rel-column-width="2046*"/>
    </style:style>
    <style:style style:name="Taula3.1" style:family="table-row">
      <style:table-row-properties fo:keep-together="always"/>
    </style:style>
    <style:style style:name="Taula3.A1" style:family="table-cell">
      <style:table-cell-properties fo:background-color="#dddddd" fo:padding="0.097cm" fo:border="0.05pt solid #000000">
        <style:background-image/>
      </style:table-cell-properties>
    </style:style>
    <style:style style:name="Taula3.2" style:family="table-row">
      <style:table-row-properties style:min-row-height="0.524cm" fo:keep-together="always"/>
    </style:style>
    <style:style style:name="Taula3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3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" style:family="table">
      <style:table-properties style:width="18.002cm" style:rel-width="100%" table:align="left" style:may-break-between-rows="false"/>
    </style:style>
    <style:style style:name="Taula4.A" style:family="table-column">
      <style:table-column-properties style:column-width="2.699cm" style:rel-column-width="1530*"/>
    </style:style>
    <style:style style:name="Taula4.C" style:family="table-column">
      <style:table-column-properties style:column-width="3.6cm" style:rel-column-width="2041*"/>
    </style:style>
    <style:style style:name="Taula4.E" style:family="table-column">
      <style:table-column-properties style:column-width="5.405cm" style:rel-column-width="3064*"/>
    </style:style>
    <style:style style:name="Taula4.1" style:family="table-row">
      <style:table-row-properties fo:keep-together="always"/>
    </style:style>
    <style:style style:name="Taula4.A1" style:family="table-cell">
      <style:table-cell-properties fo:background-color="#dddddd" fo:padding="0.097cm" fo:border="0.05pt solid #000000">
        <style:background-image/>
      </style:table-cell-properties>
    </style:style>
    <style:style style:name="Taula4.2" style:family="table-row">
      <style:table-row-properties style:min-row-height="0.524cm" fo:keep-together="always"/>
    </style:style>
    <style:style style:name="Taula4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4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P5" style:family="paragraph" style:parent-style-name="Standard">
      <style:text-properties officeooo:paragraph-rsid="0015af92"/>
    </style:style>
    <style:style style:name="P6" style:family="paragraph" style:parent-style-name="Standard">
      <style:text-properties style:font-name="sans-serif" fo:font-size="10pt" officeooo:paragraph-rsid="001c8529"/>
    </style:style>
    <style:style style:name="P7" style:family="paragraph" style:parent-style-name="Standard">
      <style:text-properties style:font-name="LegacySanITCBoo2" fo:font-size="9pt" fo:font-weight="bold" officeooo:rsid="0018af36" officeooo:paragraph-rsid="0018af36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LegacySanITCBoo2" fo:font-size="9pt" fo:font-weight="bold" officeooo:paragraph-rsid="00177e46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egacySanITCBoo2" fo:font-size="9pt" fo:font-weight="bold" officeooo:rsid="0029aa33" officeooo:paragraph-rsid="0029aa33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egacySanITCBoo2" fo:font-size="9pt" fo:font-weight="bold" officeooo:paragraph-rsid="0018af36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LegacySanITCBoo1" fo:font-size="9pt" officeooo:rsid="00260a51" officeooo:paragraph-rsid="00260a51" style:font-size-asian="9pt" style:font-size-complex="9pt"/>
    </style:style>
    <style:style style:name="P12" style:family="paragraph" style:parent-style-name="Standard">
      <style:text-properties style:font-name="LegacySanITCBoo1" fo:font-size="9pt" officeooo:rsid="0029aa33" officeooo:paragraph-rsid="00260a51" style:font-size-asian="9pt" style:font-size-complex="9pt"/>
    </style:style>
    <style:style style:name="P13" style:family="paragraph" style:parent-style-name="Table_20_Contents">
      <style:text-properties style:font-name="LegacySanITCBoo1" fo:font-size="9pt" officeooo:rsid="002cf965" officeooo:paragraph-rsid="00260a51" style:font-size-asian="9pt" style:font-size-complex="9pt"/>
    </style:style>
    <style:style style:name="P14" style:family="paragraph" style:parent-style-name="Table_20_Contents">
      <style:text-properties style:font-name="LegacySanITCBoo1" fo:font-size="9pt" officeooo:rsid="00260a51" officeooo:paragraph-rsid="002733b8" style:font-size-asian="9pt" style:font-size-complex="9pt"/>
    </style:style>
    <style:style style:name="P15" style:family="paragraph" style:parent-style-name="Table_20_Contents">
      <style:text-properties style:font-name="LegacySanITCBoo1" fo:font-size="9pt" officeooo:rsid="0027a22a" officeooo:paragraph-rsid="0027a22a" style:font-size-asian="9pt" style:font-size-complex="9pt"/>
    </style:style>
    <style:style style:name="P16" style:family="paragraph" style:parent-style-name="Table_20_Contents">
      <style:text-properties style:font-name="LegacySanITCBoo1" fo:font-size="9pt" officeooo:rsid="002733b8" officeooo:paragraph-rsid="00260a51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LegacySanITCBoo2" fo:font-size="9pt" fo:font-weight="bold" officeooo:rsid="001d56e8" officeooo:paragraph-rsid="001d56e8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LegacySanITCBoo2" fo:font-size="9pt" fo:font-weight="bold" officeooo:rsid="0027a22a" officeooo:paragraph-rsid="0027a22a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LegacySanITCBoo2" fo:font-size="9pt" fo:font-weight="bold" officeooo:rsid="00279861" officeooo:paragraph-rsid="00279861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2733b8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egacySanITCBoo2" fo:font-size="9pt" fo:font-weight="bold" officeooo:rsid="0020461c" officeooo:paragraph-rsid="0020461c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LegacySanITCBoo2" fo:font-size="9pt" fo:font-weight="bold" officeooo:rsid="003338dc" officeooo:paragraph-rsid="003338dc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LegacySanITCBoo2" fo:font-size="9pt" officeooo:rsid="001c8529" officeooo:paragraph-rsid="00260a51" style:font-size-asian="9pt" style:font-size-complex="9pt"/>
    </style:style>
    <style:style style:name="P28" style:family="paragraph" style:parent-style-name="Table_20_Contents">
      <style:text-properties style:font-name="LegacySanITCBoo2" fo:font-size="9pt" officeooo:rsid="001c8529" officeooo:paragraph-rsid="0027a22a" style:font-size-asian="9pt" style:font-size-complex="9pt"/>
    </style:style>
    <style:style style:name="P29" style:family="paragraph" style:parent-style-name="Table_20_Contents">
      <style:text-properties style:font-name="LegacySanITCBoo2" fo:font-size="9pt" officeooo:rsid="001c8529" officeooo:paragraph-rsid="002733b8" style:font-size-asian="9pt" style:font-size-complex="9pt"/>
    </style:style>
    <style:style style:name="P30" style:family="paragraph" style:parent-style-name="Table_20_Contents">
      <style:text-properties style:font-name="LegacySanITCBoo2" fo:font-size="9pt" officeooo:rsid="001c8529" officeooo:paragraph-rsid="003149dc" style:font-size-asian="9pt" style:font-size-complex="9pt"/>
    </style:style>
    <style:style style:name="P31" style:family="paragraph" style:parent-style-name="Standard">
      <style:text-properties style:font-name="sans-serif" fo:font-size="10pt" officeooo:paragraph-rsid="002733b8"/>
    </style:style>
    <style:style style:name="P32" style:family="paragraph" style:parent-style-name="Standard">
      <style:text-properties style:font-name="sans-serif" fo:font-size="10pt" officeooo:paragraph-rsid="00363d6f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363d6f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font-name="LegacySanITCBoo2" fo:font-size="9pt" fo:font-weight="bold" officeooo:rsid="001d56e8" officeooo:paragraph-rsid="00363d6f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font-name="LegacySanITCBoo2" fo:font-size="9pt" fo:font-weight="bold" officeooo:rsid="0020461c" officeooo:paragraph-rsid="00363d6f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font-name="LegacySanITCBoo2" fo:font-size="9pt" officeooo:rsid="001c8529" officeooo:paragraph-rsid="00363d6f" style:font-size-asian="9pt" style:font-size-complex="9pt"/>
    </style:style>
    <style:style style:name="P37" style:family="paragraph" style:parent-style-name="Table_20_Contents">
      <style:text-properties style:font-name="LegacySanITCBoo1" fo:font-size="9pt" officeooo:rsid="002733b8" officeooo:paragraph-rsid="00363d6f" style:font-size-asian="9pt" style:font-size-complex="9pt"/>
    </style:style>
    <style:style style:name="T1" style:family="text">
      <style:text-properties style:font-name="LegacySanITCBoo1" officeooo:rsid="00206052"/>
    </style:style>
    <style:style style:name="T2" style:family="text">
      <style:text-properties style:font-name="LegacySanITCBoo1" officeooo:rsid="00260a51"/>
    </style:style>
    <style:style style:name="T3" style:family="text">
      <style:text-properties style:font-name="LegacySanITCBoo1" officeooo:rsid="002733b8"/>
    </style:style>
    <style:style style:name="T4" style:family="text">
      <style:text-properties style:font-name="LegacySanITCBoo1" officeooo:rsid="00279861"/>
    </style:style>
    <style:style style:name="T5" style:family="text">
      <style:text-properties style:font-name="LegacySanITCBoo1" officeooo:rsid="003149dc"/>
    </style:style>
    <style:style style:name="T6" style:family="text">
      <style:text-properties officeooo:rsid="0029aa33"/>
    </style:style>
    <style:style style:name="T7" style:family="text">
      <style:text-properties officeooo:rsid="00336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gistre" table:style-name="Registre">
        <table:table-column table:style-name="Registre.A"/>
        <table:table-column table:style-name="Registre.B"/>
        <table:table-column table:style-name="Registre.A"/>
        <table:table-column table:style-name="Registre.B"/>
        <table:table-row>
          <table:table-cell table:style-name="Registre.A1" office:value-type="string">
            <text:p text:style-name="P7">Tipus de registre</text:p>
          </table:table-cell>
          <table:table-cell table:style-name="Registre.A1" office:value-type="string">
            <text:p text:style-name="P11"><text:text-input text:description="">$registre.tipus</text:text-input></text:p>
          </table:table-cell>
          <table:table-cell table:style-name="Registre.A1" office:value-type="string">
            <text:p text:style-name="P9">Llibre</text:p>
          </table:table-cell>
          <table:table-cell table:style-name="Registre.D1" office:value-type="string">
            <text:p text:style-name="P12"><text:text-input text:description="">$registre.llibre</text:text-input></text:p>
          </table:table-cell>
        </table:table-row>
        <table:table-row>
          <table:table-cell table:style-name="Registre.A2" office:value-type="string">
            <text:p text:style-name="P8">Nº de registre<text:tab/></text:p>
          </table:table-cell>
          <table:table-cell table:style-name="Registre.A2" office:value-type="string">
            <text:p text:style-name="P11"><text:text-input text:description="">$registre.numero</text:text-input></text:p>
          </table:table-cell>
          <table:table-cell table:style-name="Registre.A2" office:value-type="string">
            <text:p text:style-name="P8">Data de registre</text:p>
          </table:table-cell>
          <table:table-cell table:style-name="Registre.D2" office:value-type="string">
            <text:p text:style-name="P11"><text:text-input text:description="">$registre.data</text:text-input></text:p>
          </table:table-cell>
        </table:table-row>
        <table:table-row>
          <table:table-cell table:style-name="Registre.A2" office:value-type="string">
            <text:p text:style-name="P8">Tipus d'assumpte</text:p>
          </table:table-cell>
          <table:table-cell table:style-name="Registre.A2" office:value-type="string">
            <text:p text:style-name="P11"><text:text-input text:description="">$registre.tipusAssumpte</text:text-input></text:p>
          </table:table-cell>
          <table:table-cell table:style-name="Registre.A2" office:value-type="string">
            <text:p text:style-name="P8"><text:span text:style-name="T6">Codi</text:span> <text:span text:style-name="T6">d’</text:span>assumpte</text:p>
          </table:table-cell>
          <table:table-cell table:style-name="Registre.D2" office:value-type="string">
            <text:p text:style-name="P12"><text:text-input text:description="">$registre.codiAssumpte</text:text-input></text:p>
          </table:table-cell>
        </table:table-row>
        <table:table-row>
          <table:table-cell table:style-name="Registre.A2" office:value-type="string">
            <text:p text:style-name="P7">Oficina de registre remitent</text:p>
          </table:table-cell>
          <table:table-cell table:style-name="Registre.A2" office:value-type="string">
            <text:p text:style-name="P11"><text:text-input text:description="">$registre.oficina</text:text-input></text:p>
          </table:table-cell>
          <table:table-cell table:style-name="Registre.A2" office:value-type="string">
            <text:p text:style-name="P10">Òrgan</text:p>
          </table:table-cell>
          <table:table-cell table:style-name="Registre.D2" office:value-type="string">
            <text:p text:style-name="P11"><text:text-input text:description="">$registre.organ</text:text-input></text:p>
          </table:table-cell>
        </table:table-row>
        <table:table-row>
          <table:table-cell table:style-name="Registre.A5" table:number-columns-spanned="4" office:value-type="string">
            <text:p text:style-name="P10">Extracte del document:</text:p>
          </table:table-cell>
          <table:covered-table-cell/>
          <table:covered-table-cell/>
          <table:covered-table-cell/>
        </table:table-row>
        <table:table-row table:style-name="Registre.6">
          <table:table-cell table:style-name="Registre.D2" table:number-columns-spanned="4" office:value-type="string">
            <text:p text:style-name="P11"><text:text-input text:description="">$registre.extracte</text:text-input></text:p>
          </table:table-cell>
          <table:covered-table-cell/>
          <table:covered-table-cell/>
          <table:covered-table-cell/>
        </table:table-row>
      </table:table>
      <text:p text:style-name="P6"><text:tab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header-rows>
          <table:table-row table:style-name="Taula1.1">
            <table:table-cell table:style-name="Taula1.A1" table:number-columns-spanned="4" office:value-type="string">
              <text:p text:style-name="P17">Interessats</text:p>
            </table:table-cell>
            <table:covered-table-cell/>
            <table:covered-table-cell/>
            <table:covered-table-cell/>
          </table:table-row>
          <table:table-row table:style-name="Taula1.1">
            <table:table-cell table:style-name="Taula1.A2" office:value-type="string">
              <text:p text:style-name="P18">Tipus</text:p>
            </table:table-cell>
            <table:table-cell table:style-name="Taula1.A2" office:value-type="string">
              <text:p text:style-name="P18">Document</text:p>
            </table:table-cell>
            <table:table-cell table:style-name="Taula1.A2" office:value-type="string">
              <text:p text:style-name="P18">Nom</text:p>
            </table:table-cell>
            <table:table-cell table:style-name="Taula1.D2" office:value-type="string">
              <text:p text:style-name="P26"><text:span text:style-name="T7">Doc. </text:span>Representant</text:p>
            </table:table-cell>
          </table:table-row>
        </table:table-header-rows>
        <table:table-row table:style-name="Taula1.1">
          <table:table-cell table:style-name="Taula1.A3" office:value-type="string">
            <text:p text:style-name="P27"><text:span text:style-name="T2"><text:text-input text:description="">@before-row#foreach($int in $interessats)</text:text-input></text:span><text:span text:style-name="T2"><text:text-input text:description="">$int.tipus</text:text-input></text:span></text:p>
          </table:table-cell>
          <table:table-cell table:style-name="Taula1.A3" office:value-type="string">
            <text:p text:style-name="P13"><text:text-input text:description="">$int.document</text:text-input></text:p>
          </table:table-cell>
          <table:table-cell table:style-name="Taula1.A3" office:value-type="string">
            <text:p text:style-name="P13"><text:text-input text:description="">$int.nomComplet</text:text-input></text:p>
          </table:table-cell>
          <table:table-cell table:style-name="Taula1.D3" office:value-type="string">
            <text:p text:style-name="P30"><text:span text:style-name="T5"><text:text-input text:description="">$int.representantDocument</text:text-input></text:span><text:span text:style-name="T1"><text:text-input text:description="">@after-row#end</text:text-input></text:span></text:p>
          </table:table-cell>
        </table:table-row>
      </table:table>
      <text:p text:style-name="P31"/>
      <table:table table:name="Taula4" table:style-name="Taula4">
        <table:table-column table:style-name="Taula4.A" table:number-columns-repeated="2"/>
        <table:table-column table:style-name="Taula4.C" table:number-columns-repeated="2"/>
        <table:table-column table:style-name="Taula4.E"/>
        <table:table-header-rows>
          <table:table-row table:style-name="Taula4.1">
            <table:table-cell table:style-name="Taula4.A1" table:number-columns-spanned="5" office:value-type="string">
              <text:p text:style-name="P33">Moviment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4.2">
            <table:table-cell table:style-name="Taula4.A2" office:value-type="string">
              <text:p text:style-name="P34">Data</text:p>
            </table:table-cell>
            <table:table-cell table:style-name="Taula4.A2" office:value-type="string">
              <text:p text:style-name="P34">Usuari</text:p>
            </table:table-cell>
            <table:table-cell table:style-name="Taula4.A2" office:value-type="string">
              <text:p text:style-name="P34">Origen</text:p>
            </table:table-cell>
            <table:table-cell table:style-name="Taula4.A2" office:value-type="string">
              <text:p text:style-name="P34">Destí</text:p>
            </table:table-cell>
            <table:table-cell table:style-name="Taula4.E2" office:value-type="string">
              <text:p text:style-name="P35">Comentari</text:p>
            </table:table-cell>
          </table:table-row>
        </table:table-header-rows>
        <table:table-row table:style-name="Taula4.2">
          <table:table-cell table:style-name="Taula4.A3" office:value-type="string">
            <text:p text:style-name="P36"><text:span text:style-name="T3"><text:text-input text:description="">@before-row#foreach($mov in $moviments)</text:text-input></text:span><text:span text:style-name="T3"><text:text-input text:description="">$mov.data</text:text-input></text:span></text:p>
          </table:table-cell>
          <table:table-cell table:style-name="Taula4.A3" office:value-type="string">
            <text:p text:style-name="P37"><text:text-input text:description="">$mov.usuari</text:text-input></text:p>
          </table:table-cell>
          <table:table-cell table:style-name="Taula4.A3" office:value-type="string">
            <text:p text:style-name="P37"><text:text-input text:description="">$mov.origen</text:text-input></text:p>
          </table:table-cell>
          <table:table-cell table:style-name="Taula4.A3" office:value-type="string">
            <text:p text:style-name="P37"><text:text-input text:description="">$mov.desti</text:text-input></text:p>
          </table:table-cell>
          <table:table-cell table:style-name="Taula4.E3" office:value-type="string">
            <text:p text:style-name="P36"><text:span text:style-name="T3"><text:text-input text:description="">$mov.comentari</text:text-input></text:span><text:span text:style-name="T1"><text:text-input text:description="">@after-row#end</text:text-input></text:span></text:p>
          </table:table-cell>
        </table:table-row>
      </table:table>
      <text:p text:style-name="P32"/>
      <table:table table:name="Taula3" table:style-name="Taula3">
        <table:table-column table:style-name="Taula3.A" table:number-columns-repeated="2"/>
        <table:table-column table:style-name="Taula3.C" table:number-columns-repeated="2"/>
        <table:table-column table:style-name="Taula3.E"/>
        <table:table-header-rows>
          <table:table-row table:style-name="Taula3.1">
            <table:table-cell table:style-name="Taula3.A1" table:number-columns-spanned="5" office:value-type="string">
              <text:p text:style-name="P19">Acc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3.2">
            <table:table-cell table:style-name="Taula3.A2" office:value-type="string">
              <text:p text:style-name="P20">Data</text:p>
            </table:table-cell>
            <table:table-cell table:style-name="Taula3.A2" office:value-type="string">
              <text:p text:style-name="P20">Usuari</text:p>
            </table:table-cell>
            <table:table-cell table:style-name="Taula3.A2" office:value-type="string">
              <text:p text:style-name="P22">Paràmetre 1</text:p>
            </table:table-cell>
            <table:table-cell table:style-name="Taula3.A2" office:value-type="string">
              <text:p text:style-name="P22">Paràmetre 2</text:p>
            </table:table-cell>
            <table:table-cell table:style-name="Taula3.E2" office:value-type="string">
              <text:p text:style-name="P23">Acció</text:p>
            </table:table-cell>
          </table:table-row>
        </table:table-header-rows>
        <table:table-row table:style-name="Taula3.2">
          <table:table-cell table:style-name="Taula3.A3" office:value-type="string">
            <text:p text:style-name="P28"><text:span text:style-name="T2"><text:text-input text:description="">@before-row#foreach($acc in $accions)</text:text-input></text:span><text:span text:style-name="T2"><text:text-input text:description="">$acc.data</text:text-input></text:span></text:p>
          </table:table-cell>
          <table:table-cell table:style-name="Taula3.A3" office:value-type="string">
            <text:p text:style-name="P14"><text:text-input text:description="">$acc.usuari</text:text-input></text:p>
          </table:table-cell>
          <table:table-cell table:style-name="Taula3.A3" office:value-type="string">
            <text:p text:style-name="P15"><text:text-input text:description="">$acc.param1</text:text-input></text:p>
          </table:table-cell>
          <table:table-cell table:style-name="Taula3.A3" office:value-type="string">
            <text:p text:style-name="P15"><text:text-input text:description="">$acc.param2</text:text-input></text:p>
          </table:table-cell>
          <table:table-cell table:style-name="Taula3.E3" office:value-type="string">
            <text:p text:style-name="P29"><text:span text:style-name="T4"><text:text-input text:description="">$acc.accio</text:text-input></text:span><text:span text:style-name="T1"><text:text-input text:description="">@after-row#end</text:text-input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/>
    </style:style>
    <style:style style:name="codi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2a00ff" style:font-name="Consolas" fo:font-family="Consolas" style:font-family-generic="swiss" style:font-pitch="fixed" fo:font-size="8pt" fo:language="es" fo:country="ES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 style:master-page-name="Standard">
      <style:table-properties style:width="18.002cm" fo:margin-left="0cm" fo:margin-right="0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701cm" style:rel-column-width="9830*"/>
    </style:style>
    <style:style style:name="Tabla2.B" style:family="table-column">
      <style:table-column-properties style:column-width="6.301cm" style:rel-column-width="22936*"/>
    </style:style>
    <style:style style:name="Tabla2.C" style:family="table-column">
      <style:table-column-properties style:column-width="9.001cm" style:rel-column-width="32769*"/>
    </style:style>
    <style:style style:name="Tabla2.1" style:family="table-row">
      <style:table-row-properties style:min-row-height="1.148cm" fo:keep-together="always"/>
    </style:style>
    <style:style style:name="Tabla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5pt solid #000000" fo:border-top="0.5pt solid #000000" fo:border-bottom="none" style:writing-mode="lr-tb">
        <style:background-image/>
      </style:table-cell-properties>
    </style:style>
    <style:style style:name="Tabla2.C1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2.B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a2.C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MP5" style:family="paragraph" style:parent-style-name="Standard">
      <style:text-properties officeooo:paragraph-rsid="0015a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1"><draw:frame draw:style-name="Mfr1" draw:name="Imatge1" text:anchor-type="paragraph" svg:x="-0.049cm" svg:y="0cm" svg:width="2.282cm" svg:height="2.171cm" draw:z-index="0"><draw:image xlink:href="Pictures/10000200000000E6000000DB2EE2435CAA7BB4AD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DISTRIBUCIÓ</text:p>
            </table:table-cell>
            <table:table-cell table:style-name="Tabla2.C2" table:number-rows-spanned="2" office:value-type="string">
              <text:p text:style-name="MP3">DETALL D’APUNT DE REGISTRE</text:p>
            </table:table-cell>
          </table:table-row>
          <table:table-row table:style-name="Tabla2.1">
            <table:covered-table-cell/>
            <table:table-cell table:style-name="Tabla2.B2" office:value-type="string">
              <text:p text:style-name="MP4"><text:text-input text:description="">$entitat.nom</text:text-input></text:p>
            </table:table-cell>
            <table:covered-table-cell/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0:47.068974717</meta:creation-date>
    <dc:date>2018-07-04T10:44:30.223479099</dc:date>
    <meta:editing-duration>PT5H56M13S</meta:editing-duration>
    <meta:editing-cycles>17</meta:editing-cycles>
    <meta:generator>LibreOffice/6.0.3.2$Linux_X86_64 LibreOffice_project/00m0$Build-2</meta:generator>
    <meta:print-date>2018-06-22T09:07:09.039381187</meta:print-date>
    <meta:document-statistic meta:table-count="5" meta:image-count="1" meta:object-count="0" meta:page-count="1" meta:paragraph-count="53" meta:word-count="143" meta:character-count="862" meta:non-whitespace-character-count="835"/>
  </office:meta>
</office:document-meta>
</file>